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Perfecto. Aquí tienes <text:span text:style-name="Strong_20_Emphasis">una guía narrativa</text:span> y <text:span text:style-name="Strong_20_Emphasis">una plantilla</text:span> que puedes usar como base para crear tus propias historias al estilo de <text:span text:style-name="Emphasis">La Dimensión Desconocida</text:span>.</text:p>
      <text:p text:style-name="Horizontal_20_Line"/>
      <text:h text:style-name="Heading_20_2" text:outline-level="2">🧭 GUÍA NARRATIVA: Cómo construir una historia tipo <text:span text:style-name="Emphasis">La Dimensión Desconocida</text:span></text:h>
      <text:h text:style-name="Heading_20_3" text:outline-level="3">1. <text:span text:style-name="Strong_20_Emphasis">Inicio intrigante (gancho en los primeros 3 párrafos)</text:span></text:h>
      <text:p text:style-name="Text_20_body">Plantea un entorno realista, pero incluye un detalle que no encaje del todo:</text:p>
      <text:list xml:id="list2645119393" text:style-name="L1">
        <text:list-item>
          <text:p text:style-name="P1">Un lugar extraño (hotel, tren, pueblo).</text:p>
        </text:list-item>
        <text:list-item>
          <text:p text:style-name="P1">Un personaje en una situación inusual.</text:p>
        </text:list-item>
        <text:list-item>
          <text:p text:style-name="P1">Una frase inquietante, una coincidencia, un número repetido.</text:p>
        </text:list-item>
      </text:list>
      <text:h text:style-name="Heading_20_3" text:outline-level="3">2. <text:span text:style-name="Strong_20_Emphasis">Aparente normalidad con detalles extraños</text:span></text:h>
      <text:p text:style-name="Text_20_body">Mientras el personaje se adapta al entorno, algo no encaja:</text:p>
      <text:list xml:id="list442323993" text:style-name="L2">
        <text:list-item>
          <text:p text:style-name="P2">Objetos que cambian de lugar.</text:p>
        </text:list-item>
        <text:list-item>
          <text:p text:style-name="P2">Relojes detenidos.</text:p>
        </text:list-item>
        <text:list-item>
          <text:p text:style-name="P2">Gente que actúa de forma mecánica o idéntica.</text:p>
        </text:list-item>
      </text:list>
      <text:h text:style-name="Heading_20_3" text:outline-level="3">3. <text:span text:style-name="Strong_20_Emphasis">Aislamiento y descubrimiento</text:span></text:h>
      <text:p text:style-name="Text_20_body">El protagonista empieza a sospechar que está atrapado o siendo observado:</text:p>
      <text:list xml:id="list1891294561" text:style-name="L3">
        <text:list-item>
          <text:p text:style-name="P3">Intenta salir y no puede.</text:p>
        </text:list-item>
        <text:list-item>
          <text:p text:style-name="P3">Busca ayuda y nadie responde.</text:p>
        </text:list-item>
        <text:list-item>
          <text:p text:style-name="P3">Algo se repite en bucle.</text:p>
        </text:list-item>
      </text:list>
      <text:h text:style-name="Heading_20_3" text:outline-level="3">4. <text:span text:style-name="Strong_20_Emphasis">Clímax: confrontación con lo imposible</text:span></text:h>
      <text:p text:style-name="Text_20_body">Un giro que rompe completamente la lógica de la historia:</text:p>
      <text:list xml:id="list1515001611" text:style-name="L4">
        <text:list-item>
          <text:p text:style-name="P4">Un doble de sí mismo.</text:p>
        </text:list-item>
        <text:list-item>
          <text:p text:style-name="P4">Un salto en el tiempo.</text:p>
        </text:list-item>
        <text:list-item>
          <text:p text:style-name="P4">Una revelación metafísica (ya está muerto, atrapado en su mente, etc.).</text:p>
        </text:list-item>
      </text:list>
      <text:h text:style-name="Heading_20_3" text:outline-level="3">5. <text:span text:style-name="Strong_20_Emphasis">Final inquietante o en bucle</text:span></text:h>
      <text:p text:style-name="Text_20_body">No se da una explicación clara. El final puede:</text:p>
      <text:list xml:id="list2654024482" text:style-name="L5">
        <text:list-item>
          <text:p text:style-name="P5"><text:soft-page-break/>Repetir el inicio (bucle).</text:p>
        </text:list-item>
        <text:list-item>
          <text:p text:style-name="P5">Cambiar el punto de vista (otro personaje llega).</text:p>
        </text:list-item>
        <text:list-item>
          <text:p text:style-name="P5">Dejar una pregunta sin responder.</text:p>
        </text:list-item>
      </text:list>
      <text:p text:style-name="Horizontal_20_Line"/>
      <text:h text:style-name="Heading_20_2" text:outline-level="2">📄 PLANTILLA DE HISTORIA</text:h>
      <text:p text:style-name="Text_20_body"><text:span text:style-name="Strong_20_Emphasis">Título:</text:span><text:line-break/><text:span text:style-name="Emphasis">(Usa palabras simples pero sugerentes: “La puerta”, “El reloj”, “El huésped”, “El duplicado”...)</text:span></text:p>
      <text:p text:style-name="Text_20_body"><text:span text:style-name="Strong_20_Emphasis">1. Inicio intrigante:</text:span><text:line-break/>[Nombre del personaje] llega a [lugar extraño] por [motivo cotidiano].<text:line-break/>Describe un detalle que parece fuera de lugar.</text:p>
      <text:p text:style-name="Text_20_body"><text:span text:style-name="Strong_20_Emphasis">2. Desarrollo del misterio:</text:span><text:line-break/>Empieza a notar pequeñas anomalías: [detalle 1], [detalle 2], [detalle 3].<text:line-break/>El lugar o la gente parecen... repetidos, congelados, artificiales.</text:p>
      <text:p text:style-name="Text_20_body"><text:span text:style-name="Strong_20_Emphasis">3. Aislamiento:</text:span><text:line-break/>Busca respuestas, pero no encuentra a nadie o no puede salir.<text:line-break/>Sus intentos fallan. El entorno lo “empuja” a permanecer ahí.</text:p>
      <text:p text:style-name="Text_20_body"><text:span text:style-name="Strong_20_Emphasis">4. Clímax perturbador:</text:span><text:line-break/>Se encuentra con [versión de sí mismo / alguien que lo conoce sin motivo / una revelación inesperada].<text:line-break/>Descubre que [está atrapado / ya ha vivido esto / forma parte de un ciclo].</text:p>
      <text:p text:style-name="Text_20_body"><text:span text:style-name="Strong_20_Emphasis">5. Final desconcertante:</text:span><text:line-break/>La historia termina con una imagen inquietante:<text:line-break/>[Otro personaje llega y repite su destino / todo vuelve al inicio / una voz en off filosófica].</text:p>
      <text:p text:style-name="Horizontal_20_Line"/>
      <text:p text:style-name="Text_20_body">¿Te gustaría que tomara esta plantilla y escribiera un nuevo ejemplo para ti, o prefieres una versión descargable de la guía? Puedo hacer <text:a xlink:type="simple" xlink:href="https://chatgpt.com/c/f" text:style-name="Internet_20_link" text:visited-style-name="Visited_20_Internet_20_Link">un nuevo ejemplo completo</text:a> o <text:a xlink:type="simple" xlink:href="https://chatgpt.com/c/f" text:style-name="Internet_20_link" text:visited-style-name="Visited_20_Internet_20_Link">una guía en formato visual</text:a> para facilitar tu escritura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3T20:20:23.602000000</meta:creation-date>
    <dc:date>2025-07-03T20:21:01.215000000</dc:date>
    <meta:editing-duration>PT37S</meta:editing-duration>
    <meta:editing-cycles>1</meta:editing-cycles>
    <meta:document-statistic meta:table-count="0" meta:image-count="0" meta:object-count="0" meta:page-count="2" meta:paragraph-count="35" meta:word-count="410" meta:character-count="2453" meta:non-whitespace-character-count="2093"/>
    <meta:generator>LibreOffice/7.3.5.2$Windows_X86_64 LibreOffice_project/184fe81b8c8c30d8b5082578aee2fed2ea847c01</meta:generator>
  </office:meta>
</office:document-meta>
</file>